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38850" officeooo:paragraph-rsid="0003885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38850" officeooo:paragraph-rsid="00038850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BRERIA MODELO RELACIONAL</text:p>
      <text:p text:style-name="P1"/>
      <text:p text:style-name="P2"/>
      <text:p text:style-name="P2">Autor: <text:span text:style-name="T3">Cod_Aut</text:span>, Nome, Estudios</text:p>
      <text:p text:style-name="P2"/>
      <text:p text:style-name="P2">Escribe: FK: <text:span text:style-name="T3">Cod_Aut</text:span> (PK Autor), <text:span text:style-name="T3">Cod_Libro</text:span> (PK Libro)</text:p>
      <text:p text:style-name="P2"/>
      <text:p text:style-name="P2">Editorial: <text:span text:style-name="T3">Cod_Editorial,</text:span> Nom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3:35:00.206000000</meta:creation-date>
    <dc:date>2024-11-13T13:45:14.249000000</dc:date>
    <meta:editing-duration>PT10M14S</meta:editing-duration>
    <meta:editing-cycles>1</meta:editing-cycles>
    <meta:document-statistic meta:table-count="0" meta:image-count="0" meta:object-count="0" meta:page-count="1" meta:paragraph-count="4" meta:word-count="18" meta:character-count="139" meta:non-whitespace-character-count="125"/>
    <meta:generator>LibreOffice/24.2.4.2$Windows_X86_64 LibreOffice_project/51a6219feb6075d9a4c46691dcfe0cd9c4fff3c2</meta:generator>
  </office:meta>
</office:document-meta>
</file>